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292605095571301</text:p>
          </table:table-cell>
          <table:table-cell office:value-type="string" calcext:value-type="string">
            <text:p>2024-12-06 19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72" calcext:value-type="float">
            <text:p>15.6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605095571301</text:p>
          </table:table-cell>
          <table:table-cell office:value-type="string" calcext:value-type="string">
            <text:p>2024-01-11 17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7536" calcext:value-type="float">
            <text:p>15.33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605095571301</text:p>
          </table:table-cell>
          <table:table-cell office:value-type="string" calcext:value-type="string">
            <text:p>2023-01-01 20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9624" calcext:value-type="float">
            <text:p>15.27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605095571301</text:p>
          </table:table-cell>
          <table:table-cell office:value-type="string" calcext:value-type="string">
            <text:p>2021-12-03 18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1272" calcext:value-type="float">
            <text:p>15.51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605095571301</text:p>
          </table:table-cell>
          <table:table-cell office:value-type="string" calcext:value-type="string">
            <text:p>2020-12-12 15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9664" calcext:value-type="float">
            <text:p>15.59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605095571301</text:p>
          </table:table-cell>
          <table:table-cell office:value-type="string" calcext:value-type="string">
            <text:p>2020-01-18 15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0624" calcext:value-type="float">
            <text:p>15.66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605095571301</text:p>
          </table:table-cell>
          <table:table-cell office:value-type="string" calcext:value-type="string">
            <text:p>2019-02-02 15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6136" calcext:value-type="float">
            <text:p>15.56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605095571301</text:p>
          </table:table-cell>
          <table:table-cell office:value-type="string" calcext:value-type="string">
            <text:p>2018-01-31 18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9936" calcext:value-type="float">
            <text:p>15.48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605095571301</text:p>
          </table:table-cell>
          <table:table-cell office:value-type="string" calcext:value-type="string">
            <text:p>2017-01-21 15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3672" calcext:value-type="float">
            <text:p>15.66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605095571301</text:p>
          </table:table-cell>
          <table:table-cell office:value-type="string" calcext:value-type="string">
            <text:p>2015-12-15 21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69056" calcext:value-type="float">
            <text:p>16.06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605095571301</text:p>
          </table:table-cell>
          <table:table-cell office:value-type="string" calcext:value-type="string">
            <text:p>2015-01-15 17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964" calcext:value-type="float">
            <text:p>16.16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605095571301</text:p>
          </table:table-cell>
          <table:table-cell office:value-type="string" calcext:value-type="string">
            <text:p>2013-12-03 17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2312" calcext:value-type="float">
            <text:p>16.21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605095571301</text:p>
          </table:table-cell>
          <table:table-cell office:value-type="string" calcext:value-type="string">
            <text:p>2012-12-11 18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0224" calcext:value-type="float">
            <text:p>16.27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605095571301</text:p>
          </table:table-cell>
          <table:table-cell office:value-type="string" calcext:value-type="string">
            <text:p>2011-12-07 2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3064" calcext:value-type="float">
            <text:p>16.13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605095571301</text:p>
          </table:table-cell>
          <table:table-cell office:value-type="string" calcext:value-type="string">
            <text:p>2010-12-16 14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3656" calcext:value-type="float">
            <text:p>14.773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605095571301</text:p>
          </table:table-cell>
          <table:table-cell office:value-type="string" calcext:value-type="string">
            <text:p>2010-01-19 22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8584" calcext:value-type="float">
            <text:p>14.57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605095571301</text:p>
          </table:table-cell>
          <table:table-cell office:value-type="string" calcext:value-type="string">
            <text:p>2009-02-04 19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3408" calcext:value-type="float">
            <text:p>14.313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605095571301</text:p>
          </table:table-cell>
          <table:table-cell office:value-type="string" calcext:value-type="string">
            <text:p>2008-01-28 23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936" calcext:value-type="float">
            <text:p>13.9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605095571301</text:p>
          </table:table-cell>
          <table:table-cell office:value-type="string" calcext:value-type="string">
            <text:p>2007-01-25 20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9336" calcext:value-type="float">
            <text:p>14.49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605095571301</text:p>
          </table:table-cell>
          <table:table-cell office:value-type="string" calcext:value-type="string">
            <text:p>2006-01-18 17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9984" calcext:value-type="float">
            <text:p>14.34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605095571301</text:p>
          </table:table-cell>
          <table:table-cell office:value-type="string" calcext:value-type="string">
            <text:p>2005-01-19 18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8816" calcext:value-type="float">
            <text:p>14.14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605095571301</text:p>
          </table:table-cell>
          <table:table-cell office:value-type="string" calcext:value-type="string">
            <text:p>2004-02-03 22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3888" calcext:value-type="float">
            <text:p>14.343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605095571301</text:p>
          </table:table-cell>
          <table:table-cell office:value-type="string" calcext:value-type="string">
            <text:p>2003-02-05 16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9504" calcext:value-type="float">
            <text:p>14.31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605095571301</text:p>
          </table:table-cell>
          <table:table-cell office:value-type="string" calcext:value-type="string">
            <text:p>2002-01-10 17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42" calcext:value-type="float">
            <text:p>14.55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605095571301</text:p>
          </table:table-cell>
          <table:table-cell office:value-type="string" calcext:value-type="string">
            <text:p>2001-01-25 16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8584" calcext:value-type="float">
            <text:p>14.57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605095571301</text:p>
          </table:table-cell>
          <table:table-cell office:value-type="string" calcext:value-type="string">
            <text:p>2000-01-20 14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2072" calcext:value-type="float">
            <text:p>14.29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605095571301</text:p>
          </table:table-cell>
          <table:table-cell office:value-type="string" calcext:value-type="string">
            <text:p>1999-01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6352" calcext:value-type="float">
            <text:p>14.24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605095571301</text:p>
          </table:table-cell>
          <table:table-cell office:value-type="string" calcext:value-type="string">
            <text:p>1998-01-0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272" calcext:value-type="float">
            <text:p>14.1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605095571301</text:p>
          </table:table-cell>
          <table:table-cell office:value-type="string" calcext:value-type="string">
            <text:p>1997-01-3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5976" calcext:value-type="float">
            <text:p>14.28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605095571301</text:p>
          </table:table-cell>
          <table:table-cell office:value-type="string" calcext:value-type="string">
            <text:p>1996-01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7104" calcext:value-type="float">
            <text:p>14.167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605095571301</text:p>
          </table:table-cell>
          <table:table-cell office:value-type="string" calcext:value-type="string">
            <text:p>1995-01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3096" calcext:value-type="float">
            <text:p>14.10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605095571301</text:p>
          </table:table-cell>
          <table:table-cell office:value-type="string" calcext:value-type="string">
            <text:p>1994-01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748" calcext:value-type="float">
            <text:p>14.127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605095571301</text:p>
          </table:table-cell>
          <table:table-cell office:value-type="string" calcext:value-type="string">
            <text:p>1993-01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9568" calcext:value-type="float">
            <text:p>14.06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605095571301</text:p>
          </table:table-cell>
          <table:table-cell office:value-type="string" calcext:value-type="string">
            <text:p>1992-01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3616" calcext:value-type="float">
            <text:p>14.45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605095571301</text:p>
          </table:table-cell>
          <table:table-cell office:value-type="string" calcext:value-type="string">
            <text:p>1991-01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3344" calcext:value-type="float">
            <text:p>14.563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605095571301</text:p>
          </table:table-cell>
          <table:table-cell office:value-type="string" calcext:value-type="string">
            <text:p>1990-01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9816" calcext:value-type="float">
            <text:p>14.52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605095571301</text:p>
          </table:table-cell>
          <table:table-cell office:value-type="string" calcext:value-type="string">
            <text:p>1989-01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0464" calcext:value-type="float">
            <text:p>14.38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605095571301</text:p>
          </table:table-cell>
          <table:table-cell office:value-type="string" calcext:value-type="string">
            <text:p>1988-0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9088" calcext:value-type="float">
            <text:p>14.03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605095571301</text:p>
          </table:table-cell>
          <table:table-cell office:value-type="string" calcext:value-type="string">
            <text:p>1987-03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364" calcext:value-type="float">
            <text:p>13.88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605095571301</text:p>
          </table:table-cell>
          <table:table-cell office:value-type="string" calcext:value-type="string">
            <text:p>1986-01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8984" calcext:value-type="float">
            <text:p>13.96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605095571301</text:p>
          </table:table-cell>
          <table:table-cell office:value-type="string" calcext:value-type="string">
            <text:p>1985-11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752" calcext:value-type="float">
            <text:p>14.4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605095571301</text:p>
          </table:table-cell>
          <table:table-cell office:value-type="string" calcext:value-type="string">
            <text:p>1985-01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176" calcext:value-type="float">
            <text:p>14.0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605095571301</text:p>
          </table:table-cell>
          <table:table-cell office:value-type="string" calcext:value-type="string">
            <text:p>1984-02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6328" calcext:value-type="float">
            <text:p>14.816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605095571301</text:p>
          </table:table-cell>
          <table:table-cell office:value-type="string" calcext:value-type="string">
            <text:p>1983-09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8376" calcext:value-type="float">
            <text:p>14.438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605095571301</text:p>
          </table:table-cell>
          <table:table-cell office:value-type="string" calcext:value-type="string">
            <text:p>1983-02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3368" calcext:value-type="float">
            <text:p>13.993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605095571301</text:p>
          </table:table-cell>
          <table:table-cell office:value-type="string" calcext:value-type="string">
            <text:p>1982-07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4328" calcext:value-type="float">
            <text:p>14.054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605095571301</text:p>
          </table:table-cell>
          <table:table-cell office:value-type="string" calcext:value-type="string">
            <text:p>1982-02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5688" calcext:value-type="float">
            <text:p>13.505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605095571301</text:p>
          </table:table-cell>
          <table:table-cell office:value-type="string" calcext:value-type="string">
            <text:p>1981-08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5624" calcext:value-type="float">
            <text:p>13.755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605095571301</text:p>
          </table:table-cell>
          <table:table-cell office:value-type="string" calcext:value-type="string">
            <text:p>1981-01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3272" calcext:value-type="float">
            <text:p>12.46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605095571301</text:p>
          </table:table-cell>
          <table:table-cell office:value-type="string" calcext:value-type="string">
            <text:p>1980-08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46" calcext:value-type="float">
            <text:p>13.94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605095571301</text:p>
          </table:table-cell>
          <table:table-cell office:value-type="string" calcext:value-type="string">
            <text:p>1980-01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0392" calcext:value-type="float">
            <text:p>12.28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605095571301</text:p>
          </table:table-cell>
          <table:table-cell office:value-type="string" calcext:value-type="string">
            <text:p>1979-08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8152" calcext:value-type="float">
            <text:p>13.408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605095571301</text:p>
          </table:table-cell>
          <table:table-cell office:value-type="string" calcext:value-type="string">
            <text:p>1979-02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4336" calcext:value-type="float">
            <text:p>12.59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605095571301</text:p>
          </table:table-cell>
          <table:table-cell office:value-type="string" calcext:value-type="string">
            <text:p>1978-03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4504" calcext:value-type="float">
            <text:p>12.41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605095571301</text:p>
          </table:table-cell>
          <table:table-cell office:value-type="string" calcext:value-type="string">
            <text:p>1977-01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2288" calcext:value-type="float">
            <text:p>12.972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605095571301</text:p>
          </table:table-cell>
          <table:table-cell office:value-type="string" calcext:value-type="string">
            <text:p>1976-01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2" calcext:value-type="float">
            <text:p>12.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605095571301</text:p>
          </table:table-cell>
          <table:table-cell office:value-type="string" calcext:value-type="string">
            <text:p>1975-0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6176" calcext:value-type="float">
            <text:p>12.07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605095571301</text:p>
          </table:table-cell>
          <table:table-cell office:value-type="string" calcext:value-type="string">
            <text:p>1974-01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3504" calcext:value-type="float">
            <text:p>12.03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605095571301</text:p>
          </table:table-cell>
          <table:table-cell office:value-type="string" calcext:value-type="string">
            <text:p>1973-01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2" calcext:value-type="float">
            <text:p>12.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605095571301</text:p>
          </table:table-cell>
          <table:table-cell office:value-type="string" calcext:value-type="string">
            <text:p>1956-01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6232" calcext:value-type="float">
            <text:p>9.476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605095571301</text:p>
          </table:table-cell>
          <table:table-cell office:value-type="string" calcext:value-type="string">
            <text:p>1955-07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632" calcext:value-type="float">
            <text:p>12.4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605095571301</text:p>
          </table:table-cell>
          <table:table-cell office:value-type="string" calcext:value-type="string">
            <text:p>1952-0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532" calcext:value-type="float">
            <text:p>8.27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605095571301</text:p>
          </table:table-cell>
          <table:table-cell office:value-type="string" calcext:value-type="string">
            <text:p>1951-01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0416" calcext:value-type="float">
            <text:p>7.90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605095571301</text:p>
          </table:table-cell>
          <table:table-cell office:value-type="string" calcext:value-type="string">
            <text:p>1950-09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6488" calcext:value-type="float">
            <text:p>8.47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605095571301</text:p>
          </table:table-cell>
          <table:table-cell office:value-type="string" calcext:value-type="string">
            <text:p>1950-01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605095571301</text:p>
          </table:table-cell>
          <table:table-cell office:value-type="string" calcext:value-type="string">
            <text:p>1948-12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14" calcext:value-type="float">
            <text:p>7.39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0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366" meta:object-count="0"/>
    <meta:user-defined meta:name="AppVersion">3.0</meta:user-defined>
  </office:meta>
</office:document-meta>
</file>